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Predvolenépísmoodseku" style:family="text">
      <style:text-properties fo:font-weight="bold" style:font-weight-asian="bold" style:font-weight-complex="bold" fo:language="sk" fo:country="SK"/>
    </style:style>
    <style:style style:name="T3" style:parent-style-name="Predvolenépísmoodseku" style:family="text">
      <style:text-properties fo:language="sk" fo:country="SK"/>
    </style:style>
    <style:style style:name="T4" style:parent-style-name="Predvolenépísmoodseku" style:family="text">
      <style:text-properties fo:language="sk" fo:country="SK"/>
    </style:style>
    <style:style style:name="T5" style:parent-style-name="Predvolenépísmoodseku" style:family="text">
      <style:text-properties fo:language="sk" fo:country="SK"/>
    </style:style>
    <style:style style:name="T6" style:parent-style-name="Predvolenépísmoodseku" style:family="text">
      <style:text-properties fo:language="sk" fo:country="SK"/>
    </style:style>
    <style:style style:name="P7" style:parent-style-name="Standard" style:family="paragraph">
      <style:paragraph-properties fo:text-align="center"/>
      <style:text-properties fo:language="sk" fo:country="SK"/>
    </style:style>
    <style:style style:name="P8" style:parent-style-name="Standard" style:family="paragraph">
      <style:paragraph-properties fo:text-align="center"/>
      <style:text-properties fo:language="sk" fo:country="SK"/>
    </style:style>
    <style:style style:name="P9" style:parent-style-name="Standard" style:family="paragraph">
      <style:paragraph-properties fo:text-align="center"/>
      <style:text-properties fo:language="sk" fo:country="SK"/>
    </style:style>
    <style:style style:name="P10" style:parent-style-name="Standard" style:family="paragraph">
      <style:paragraph-properties fo:text-align="center"/>
      <style:text-properties fo:language="sk" fo:country="SK"/>
    </style:style>
    <style:style style:name="P11" style:parent-style-name="Standard" style:family="paragraph">
      <style:paragraph-properties fo:text-align="center"/>
      <style:text-properties fo:language="sk" fo:country="SK"/>
    </style:style>
    <style:style style:name="P12" style:parent-style-name="Standard" style:family="paragraph">
      <style:paragraph-properties fo:text-align="center"/>
      <style:text-properties fo:language="sk" fo:country="SK"/>
    </style:style>
    <style:style style:name="P13" style:parent-style-name="Standard" style:family="paragraph">
      <style:paragraph-properties fo:text-align="center"/>
    </style:style>
    <style:style style:name="T14" style:parent-style-name="Predvolenépísmoodseku" style:family="text">
      <style:text-properties fo:language="sk" fo:country="SK"/>
    </style:style>
    <style:style style:name="T15" style:parent-style-name="Predvolenépísmoodseku" style:family="text">
      <style:text-properties fo:language="sk" fo:country="SK"/>
    </style:style>
    <style:style style:name="T16" style:parent-style-name="Predvolenépísmoodseku" style:family="text">
      <style:text-properties fo:font-weight="bold" style:font-weight-asian="bold" style:font-weight-complex="bold" fo:language="sk" fo:country="SK"/>
    </style:style>
    <style:style style:name="T17" style:parent-style-name="Predvolenépísmoodseku" style:family="text">
      <style:text-properties fo:language="sk" fo:country="SK"/>
    </style:style>
    <style:style style:name="T18" style:parent-style-name="Predvolenépísmoodseku" style:family="text">
      <style:text-properties fo:language="sk" fo:country="SK"/>
    </style:style>
    <style:style style:name="T19" style:parent-style-name="Predvolenépísmoodseku" style:family="text">
      <style:text-properties fo:language="sk" fo:country="SK"/>
    </style:style>
    <style:style style:name="P20" style:parent-style-name="Standard" style:family="paragraph">
      <style:paragraph-properties fo:text-align="center"/>
      <style:text-properties fo:language="sk" fo:country="SK"/>
    </style:style>
    <style:style style:name="P21" style:parent-style-name="Standard" style:family="paragraph">
      <style:paragraph-properties fo:text-align="center"/>
    </style:style>
    <style:style style:name="T22" style:parent-style-name="Predvolenépísmoodseku" style:family="text">
      <style:text-properties fo:language="sk" fo:country="SK"/>
    </style:style>
    <style:style style:name="T23" style:parent-style-name="Predvolenépísmoodseku" style:family="text">
      <style:text-properties fo:language="sk" fo:country="SK"/>
    </style:style>
    <style:style style:name="T24" style:parent-style-name="Predvolenépísmoodseku" style:family="text">
      <style:text-properties fo:language="sk" fo:country="SK"/>
    </style:style>
    <style:style style:name="T25" style:parent-style-name="Predvolenépísmoodseku" style:family="text">
      <style:text-properties fo:language="sk" fo:country="SK"/>
    </style:style>
    <style:style style:name="T26" style:parent-style-name="Predvolenépísmoodseku" style:family="text">
      <style:text-properties fo:language="sk" fo:country="SK"/>
    </style:style>
    <style:style style:name="T27" style:parent-style-name="Predvolenépísmoodseku" style:family="text">
      <style:text-properties fo:font-weight="bold" style:font-weight-asian="bold" style:font-weight-complex="bold" fo:language="sk" fo:country="SK"/>
    </style:style>
    <style:style style:name="P28" style:parent-style-name="Standard" style:family="paragraph">
      <style:paragraph-properties fo:text-align="center"/>
      <style:text-properties fo:language="sk" fo:country="SK"/>
    </style:style>
    <style:style style:name="P29" style:parent-style-name="Standard" style:family="paragraph">
      <style:paragraph-properties fo:text-align="center"/>
      <style:text-properties fo:language="sk" fo:country="SK"/>
    </style:style>
    <style:style style:name="P30" style:parent-style-name="Standard" style:family="paragraph">
      <style:paragraph-properties fo:text-align="center"/>
      <style:text-properties fo:language="sk" fo:country="SK"/>
    </style:style>
    <style:style style:name="P31" style:parent-style-name="Standard" style:family="paragraph">
      <style:paragraph-properties fo:text-align="center"/>
      <style:text-properties fo:language="sk" fo:country="SK"/>
    </style:style>
    <style:style style:name="P32" style:parent-style-name="Standard" style:family="paragraph">
      <style:paragraph-properties fo:text-align="center"/>
      <style:text-properties fo:language="sk" fo:country="SK"/>
    </style:style>
    <style:style style:name="P33" style:parent-style-name="Standard" style:family="paragraph">
      <style:paragraph-properties fo:text-align="center"/>
      <style:text-properties fo:language="sk" fo:country="SK"/>
    </style:style>
    <style:style style:name="P34" style:parent-style-name="Standard" style:family="paragraph">
      <style:paragraph-properties fo:text-align="center"/>
      <style:text-properties fo:language="sk" fo:country="SK"/>
    </style:style>
    <style:style style:name="P35" style:parent-style-name="Standard" style:family="paragraph">
      <style:paragraph-properties fo:text-align="center"/>
      <style:text-properties fo:language="sk" fo:country="SK"/>
    </style:style>
    <style:style style:name="P36" style:parent-style-name="Standard" style:family="paragraph">
      <style:paragraph-properties fo:text-align="center"/>
      <style:text-properties fo:language="sk" fo:country="SK"/>
    </style:style>
    <style:style style:name="P37" style:parent-style-name="Standard" style:family="paragraph">
      <style:paragraph-properties fo:text-align="center"/>
      <style:text-properties fo:language="sk" fo:country="SK"/>
    </style:style>
    <style:style style:name="P38" style:parent-style-name="Standard" style:family="paragraph">
      <style:paragraph-properties fo:text-align="center"/>
      <style:text-properties fo:language="sk" fo:country="SK"/>
    </style:style>
    <style:style style:name="P39" style:parent-style-name="Standard" style:family="paragraph">
      <style:paragraph-properties fo:text-align="center"/>
      <style:text-properties fo:language="sk" fo:country="SK"/>
    </style:style>
    <style:style style:name="P40" style:parent-style-name="Standard" style:family="paragraph">
      <style:paragraph-properties fo:text-align="center"/>
      <style:text-properties fo:language="sk" fo:country="SK"/>
    </style:style>
    <style:style style:name="P41" style:parent-style-name="Standard" style:family="paragraph">
      <style:paragraph-properties fo:text-align="center"/>
      <style:text-properties fo:language="sk" fo:country="SK"/>
    </style:style>
    <style:style style:name="P42" style:parent-style-name="Standard" style:family="paragraph">
      <style:paragraph-properties fo:text-align="center"/>
      <style:text-properties fo:language="sk" fo:country="SK"/>
    </style:style>
    <style:style style:name="P43" style:parent-style-name="Standard" style:family="paragraph">
      <style:paragraph-properties fo:text-align="center"/>
      <style:text-properties fo:language="sk" fo:country="SK"/>
    </style:style>
    <style:style style:name="P44" style:parent-style-name="Standard" style:family="paragraph">
      <style:paragraph-properties fo:text-align="center"/>
      <style:text-properties fo:language="sk" fo:country="SK"/>
    </style:style>
    <style:style style:name="P45" style:parent-style-name="Standard" style:family="paragraph">
      <style:paragraph-properties fo:text-align="center"/>
      <style:text-properties fo:language="sk" fo:country="SK"/>
    </style:style>
    <style:style style:name="P46" style:parent-style-name="Standard" style:family="paragraph">
      <style:paragraph-properties fo:text-align="center"/>
      <style:text-properties fo:language="sk" fo:country="SK"/>
    </style:style>
    <style:style style:name="P47" style:parent-style-name="Standard" style:family="paragraph">
      <style:paragraph-properties fo:text-align="center"/>
      <style:text-properties fo:language="sk" fo:country="SK"/>
    </style:style>
    <style:style style:name="P48" style:parent-style-name="Standard" style:family="paragraph">
      <style:paragraph-properties fo:text-align="center"/>
      <style:text-properties fo:language="sk" fo:country="SK"/>
    </style:style>
    <style:style style:name="P49" style:parent-style-name="Standard" style:family="paragraph">
      <style:paragraph-properties fo:text-align="center"/>
      <style:text-properties fo:language="sk" fo:country="SK"/>
    </style:style>
    <style:style style:name="P50" style:parent-style-name="Standard" style:family="paragraph">
      <style:paragraph-properties fo:text-align="center"/>
      <style:text-properties fo:language="sk" fo:country="SK"/>
    </style:style>
    <style:style style:name="P51" style:parent-style-name="Standard" style:family="paragraph">
      <style:paragraph-properties fo:text-align="center"/>
      <style:text-properties fo:language="sk" fo:country="SK"/>
    </style:style>
    <style:style style:name="P52" style:parent-style-name="Standard" style:family="paragraph">
      <style:paragraph-properties fo:text-align="center"/>
      <style:text-properties fo:language="sk" fo:country="SK"/>
    </style:style>
    <style:style style:name="P53" style:parent-style-name="Standard" style:family="paragraph">
      <style:paragraph-properties fo:text-align="center"/>
      <style:text-properties fo:language="sk" fo:country="SK"/>
    </style:style>
    <style:style style:name="P54" style:parent-style-name="Standard" style:family="paragraph">
      <style:paragraph-properties fo:text-align="center"/>
      <style:text-properties fo:language="sk" fo:country="SK"/>
    </style:style>
    <style:style style:name="P55" style:parent-style-name="Standard" style:family="paragraph">
      <style:paragraph-properties fo:text-align="center"/>
      <style:text-properties fo:language="sk" fo:country="SK"/>
    </style:style>
    <style:style style:name="P56" style:parent-style-name="Standard" style:family="paragraph">
      <style:paragraph-properties fo:text-align="center"/>
      <style:text-properties fo:language="sk" fo:country="SK"/>
    </style:style>
    <style:style style:name="P57" style:parent-style-name="Standard" style:family="paragraph">
      <style:paragraph-properties fo:text-align="center"/>
      <style:text-properties fo:language="sk" fo:country="SK"/>
    </style:style>
    <style:style style:name="P58" style:parent-style-name="Standard" style:family="paragraph">
      <style:paragraph-properties fo:text-align="center"/>
      <style:text-properties fo:language="sk" fo:country="SK"/>
    </style:style>
    <style:style style:name="P59" style:parent-style-name="Standard" style:family="paragraph">
      <style:paragraph-properties fo:text-align="center"/>
      <style:text-properties fo:language="sk" fo:country="SK"/>
    </style:style>
    <style:style style:name="P60" style:parent-style-name="Standard" style:family="paragraph">
      <style:paragraph-properties fo:text-align="center"/>
      <style:text-properties fo:language="sk" fo:country="SK"/>
    </style:style>
    <style:style style:name="P61" style:parent-style-name="Standard" style:family="paragraph">
      <style:paragraph-properties fo:text-align="center"/>
      <style:text-properties fo:language="sk" fo:country="SK"/>
    </style:style>
    <style:style style:name="P62" style:parent-style-name="Standard" style:family="paragraph">
      <style:paragraph-properties fo:text-align="center"/>
      <style:text-properties fo:language="sk" fo:country="SK"/>
    </style:style>
    <style:style style:name="P63" style:parent-style-name="Standard" style:family="paragraph">
      <style:paragraph-properties fo:text-align="center"/>
      <style:text-properties fo:language="sk" fo:country="SK"/>
    </style:style>
    <style:style style:name="P64" style:parent-style-name="Standard" style:family="paragraph">
      <style:paragraph-properties fo:text-align="center"/>
      <style:text-properties fo:language="sk" fo:country="SK"/>
    </style:style>
    <style:style style:name="P65" style:parent-style-name="Standard" style:family="paragraph">
      <style:paragraph-properties fo:text-align="center"/>
      <style:text-properties fo:language="sk" fo:country="SK"/>
    </style:style>
    <style:style style:name="P66" style:parent-style-name="Standard" style:family="paragraph">
      <style:paragraph-properties fo:text-align="center"/>
      <style:text-properties fo:language="sk" fo:country="SK"/>
    </style:style>
    <style:style style:name="P67" style:parent-style-name="Standard" style:family="paragraph">
      <style:paragraph-properties fo:text-align="center"/>
      <style:text-properties fo:language="sk" fo:country="SK"/>
    </style:style>
    <style:style style:name="P68" style:parent-style-name="Standard" style:family="paragraph">
      <style:paragraph-properties fo:text-align="center"/>
      <style:text-properties fo:language="sk" fo:country="SK"/>
    </style:style>
    <style:style style:name="P69" style:parent-style-name="Standard" style:family="paragraph">
      <style:paragraph-properties fo:text-align="center"/>
      <style:text-properties fo:language="sk" fo:country="SK"/>
    </style:style>
    <style:style style:name="P70" style:parent-style-name="Standard" style:family="paragraph">
      <style:paragraph-properties fo:text-align="center"/>
      <style:text-properties fo:language="sk" fo:country="SK"/>
    </style:style>
    <style:style style:name="P71" style:parent-style-name="Standard" style:family="paragraph">
      <style:paragraph-properties fo:text-align="center"/>
      <style:text-properties fo:language="sk" fo:country="SK"/>
    </style:style>
    <style:style style:name="P72" style:parent-style-name="Standard" style:family="paragraph">
      <style:paragraph-properties fo:text-align="center"/>
      <style:text-properties fo:language="sk" fo:country="SK"/>
    </style:style>
    <style:style style:name="P73" style:parent-style-name="Standard" style:family="paragraph">
      <style:paragraph-properties fo:text-align="center"/>
      <style:text-properties fo:language="sk" fo:country="SK"/>
    </style:style>
    <style:style style:name="P74" style:parent-style-name="Standard" style:family="paragraph">
      <style:paragraph-properties fo:text-align="center"/>
      <style:text-properties fo:language="sk" fo:country="SK"/>
    </style:style>
    <style:style style:name="P75" style:parent-style-name="Standard" style:family="paragraph">
      <style:paragraph-properties fo:text-align="center"/>
      <style:text-properties fo:language="sk" fo:country="SK"/>
    </style:style>
    <style:style style:name="P76" style:parent-style-name="Standard" style:family="paragraph">
      <style:paragraph-properties fo:text-align="center"/>
      <style:text-properties fo:language="sk" fo:country="SK"/>
    </style:style>
    <style:style style:name="P77" style:parent-style-name="Standard" style:family="paragraph">
      <style:paragraph-properties fo:text-align="center"/>
      <style:text-properties fo:language="sk" fo:country="SK"/>
    </style:style>
    <style:style style:name="P78" style:parent-style-name="Standard" style:family="paragraph">
      <style:paragraph-properties fo:text-align="center"/>
      <style:text-properties fo:language="sk" fo:country="SK"/>
    </style:style>
    <style:style style:name="P79" style:parent-style-name="Standard" style:family="paragraph">
      <style:paragraph-properties fo:text-align="center"/>
      <style:text-properties fo:language="sk" fo:country="SK"/>
    </style:style>
    <style:style style:name="P80" style:parent-style-name="Standard" style:family="paragraph">
      <style:paragraph-properties fo:text-align="center"/>
      <style:text-properties fo:language="sk" fo:country="SK"/>
    </style:style>
    <style:style style:name="P81" style:parent-style-name="Standard" style:family="paragraph">
      <style:paragraph-properties fo:text-align="center"/>
      <style:text-properties fo:language="sk" fo:country="SK"/>
    </style:style>
    <style:style style:name="P82" style:parent-style-name="Standard" style:family="paragraph">
      <style:paragraph-properties fo:text-align="center"/>
      <style:text-properties fo:language="sk" fo:country="SK"/>
    </style:style>
    <style:style style:name="P83" style:parent-style-name="Standard" style:family="paragraph">
      <style:paragraph-properties fo:text-align="center"/>
    </style:style>
    <style:style style:name="T84" style:parent-style-name="Predvolenépísmoodseku" style:family="text">
      <style:text-properties fo:language="sk" fo:country="SK"/>
    </style:style>
    <style:style style:name="T85" style:parent-style-name="Predvolenépísmoodseku" style:family="text">
      <style:text-properties fo:language="sk" fo:country="SK"/>
    </style:style>
  </office:automatic-styles>
  <office:body>
    <office:text text:use-soft-page-breaks="true">
      <text:p text:style-name="P1"><text:span text:style-name="T2">Stredoveká literatúra</text:span><text:span text:style-name="T3"><text:line-break/></text:span><text:span text:style-name="T4">5-15st.</text:span><text:span text:style-name="T5"><text:line-break/></text:span><text:span text:style-name="T6">Heslo Ora et labora (modli sa a pracuj)</text:span></text:p>
      <text:p text:style-name="P7">Znaky:1- biblia= lit. Vzor</text:p>
      <text:p text:style-name="P8">imitácia (napodobňovanie)</text:p>
      <text:p text:style-name="P9">latinčina ako úradný a liturgický (kňazský) jazyk<text:line-break/>anonymita</text:p>
      <text:p text:style-name="P10">Výrazové prostriedky – symboly a alegórie (inotaje)</text:p>
      <text:p text:style-name="P11">hrdinovia sú rytieri a svätci</text:p>
      <text:p text:style-name="P12"/>
      <text:p text:style-name="P13"><text:span text:style-name="T14">útvary: eposy, legendy</text:span><text:span text:style-name="T15"><text:line-break/></text:span><text:span text:style-name="T16">Legenda</text:span><text:span text:style-name="T17">:</text:span><text:span text:style-name="T18"><text:line-break/></text:span><text:span text:style-name="T19">-prozaický žáner, kratšieho až stredného rozsahu</text:span></text:p>
      <text:p text:style-name="P20">-hl. Postavami bývajú svätci, ktorý často podstupujú život plný odriekania, utrpenia až sebatýrenia. (asketizmus)= odriekanie</text:p>
      <text:p text:style-name="P21"><text:span text:style-name="T22">-Veľa citátov z biblie</text:span><text:span text:style-name="T23"><text:line-break/></text:span><text:span text:style-name="T24">-reálne skutočnosti sa striedajú s vymyslenými vecami</text:span><text:span text:style-name="T25"><text:line-break/></text:span><text:span text:style-name="T26"><text:line-break/></text:span><text:span text:style-name="T27">Spoločenský a historický kontext</text:span></text:p>
      <text:p text:style-name="P28">Slovenská stredoveká literatúra (800-1500)</text:p>
      <text:p text:style-name="P29">Veľkomoravské obdobie 800-1000</text:p>
      <text:p text:style-name="P30">-začiatok literatúry- príchod kresťanstva</text:p>
      <text:p text:style-name="P31">-šíritelia – franský kňazi (latinčina)-&gt;[Nemci a Francúzi]</text:p>
      <text:p text:style-name="P32">-863- byzantský cisár Michal III. Poslal Konštantína a Metoda -&gt; prvé slovanské písmo HLAHOLIKA [staroslovienčina-jazyk]</text:p>
      <text:p text:style-name="P33">-Rastislav- boj proti vplyvu Východofranskej ríše<text:line-break/>-3 liturgické jazyky-<text:s/>hebrejsky, grécky latinsky (trojjazyčníci obvinený z bohorúhačstva)</text:p>
      <text:p text:style-name="P34">-867- Konštantín odchádza do Ríma, prijíma meno Cyril, v roku 869-885 Zomiera Metod</text:p>
      <text:p text:style-name="P35">-Pápež Stefan V. Zakazuje Slovanskú bohoslužbu, Slovienskí kňazi utekajú do vyhnanstva (Bulharsko)</text:p>
      <text:p text:style-name="P36">-Slovienskí kňazi – vytvorili Cyriliku (z veľkých písmen gréckej abecedy vytvorili základ)</text:p>
      <text:p text:style-name="P37"/>
      <text:p text:style-name="P38">činnosti Cyrila a Metoda a ich žiakov:</text:p>
      <text:p text:style-name="P39">1.<text:s/>Preklady: misál (omšová kniha)</text:p>
      <text:p text:style-name="P40">breviár</text:p>
      <text:p text:style-name="P41">evanjelia (nový zákon)</text:p>
      <text:p text:style-name="P42">žaltár</text:p>
      <text:p text:style-name="P43">starý zákon</text:p>
      <text:p text:style-name="P44">spevník</text:p>
      <text:p text:style-name="P45">súdny zákonník</text:p>
      <text:p text:style-name="P46">2. pôvodná<text:s/>lit:<text:s/>Konštantín- Proglas (,,Predslov k sv. Evanjeliu")</text:p>
      <text:p text:style-name="P47">Kliment – život sv. Konštantína --v <text:s text:c="43"/></text:p>
      <text:p text:style-name="P48">Gorazd – život sv. Metoda <text:s text:c="9"/>-Moravsko-pannonské legendy</text:p>
      <text:p text:style-name="P49">ŽIVOT SV. KONŠTANTÍNA<text:s/>– stredoveká lit, moc cirkvi, filozofický,<text:s/>rozsiahly, zachytáva detstvo, štúdium a dospievanie, vyskytuje sa aj obhajoba staroslovienčiny proti 3-jazyčníkom (latinčina gréčtina hebrejčina) autor- Kliment</text:p>
      <text:p text:style-name="P50">ŽIVOT SV.<text:s/>METODA- Gorazd je autor, legendovejšia, prozaickejšia, kratšia, viac o veľkomoravskej<text:s/>misií. "pre všetkých stal sa všetkým, aby všetkých získal"</text:p>
      <text:p text:style-name="P51"/>
      <text:p text:style-name="P52"/>
      <text:p text:style-name="P53"/>
      <text:p text:style-name="P54"/>
      <text:soft-page-break/>
      <text:p text:style-name="P55">Legenda o sv. Svoradovi a Benediktovi</text:p>
      <text:p text:style-name="P56">-biskup marius (autor)</text:p>
      <text:p text:style-name="P57">-je písaná po latinsky</text:p>
      <text:p text:style-name="P58">v legende sa dozvieme o asketickom živote budúcich svätcov Svorada a benedikta, o súkr. Životných podmienkach, o pevnej vôli pri zdolávaní pokušenia a slabosti. Autor zobrazuje trýznenie kt. Mnísi vykonali sami na sebe, lebo to považovali<text:s/>sa za cestu k stretnutiu s bohom</text:p>
      <text:p text:style-name="P59"><text:line-break/>Stredoveká lyrika</text:p>
      <text:p text:style-name="P60">1- báseň Proglas: 1. slovanská báseň<text:line-break/>-autor Konštantín</text:p>
      <text:p text:style-name="P61">-predslov k sv. evanjeliu</text:p>
      <text:p text:style-name="P62">-111 veršov</text:p>
      <text:p text:style-name="P63">-oslavná báseň (óda)/(hymnus)</text:p>
      <text:p text:style-name="P64">-oslavuje preklad svätého písma (biblie)</text:p>
      <text:p text:style-name="P65">-oslava nadpozemského života</text:p>
      <text:p text:style-name="P66">-oslavuje staroslovienčinu, ako zrozumiteľný jazyk pre obyvateľov VM</text:p>
      <text:p text:style-name="P67">2- Vagantská báseň:<text:s/><text:line-break/>-vaganti- potulný študenti, ktorí často počas<text:s/>svojho štúdia <text:s/>prechádzali z univerzity na univerzitu, aby si takto rozširovali odborné a jazykové znalosti. Na týchto cestách sa zabávali, tancovali, spievali a vymýšľali rôzne básne a písma</text:p>
      <text:p text:style-name="P68">Gaudeamus igitur- študentská hymna- "len sa radujeme"</text:p>
      <text:p text:style-name="P69">Modlitba-<text:s/>je výrazová forma náboženskej viery, prostredníctvom<text:s/>ktorej prosíme, ďakujeme, prihovárame a ľutujeme</text:p>
      <text:p text:style-name="P70">-otčenáš (páter noster)</text:p>
      <text:p text:style-name="P71"/>
      <text:p text:style-name="P72">Exemplum- lit žáner Stredoveku</text:p>
      <text:p text:style-name="P73">-krátky prozaický útvar, svetský príbeh ktorý je väčšinou súčasťou básne</text:p>
      <text:p text:style-name="P74">môže mať podobu bájky, povesti, anekdoty</text:p>
      <text:p text:style-name="P75">nabáda ľudí k mravnosti a k úcte k zákonom</text:p>
      <text:p text:style-name="P76">kompozícia: 1-vlastný príbeh, 2- duchový (alegorický) výklad-&gt; mravné ponaučenie</text:p>
      <text:p text:style-name="P77"/>
      <text:p text:style-name="P78">Rytiersky, hrdinský epos</text:p>
      <text:p text:style-name="P79">-Epos pieseň o Cidovi – ma tri spevy</text:p>
      <text:p text:style-name="P80">-má 4000 veršov s rovnakým počtom slabík</text:p>
      <text:p text:style-name="P81">-využíva sa<text:s/>hyperbola=zveličovanie</text:p>
      <text:p text:style-name="P82">-Cid-&gt;rytier španielskeho pôvodu, ktorý bojoval proti moslimom (Maurom) na Pyrenejskom polostrove.</text:p>
      <text:p text:style-name="P83"><text:span text:style-name="T84">=&gt;bol vyhnancom, ktorý musel zanechať manželku a 2 dcéry a opustiť krajinu, obáva sa o ich bezpečnosť, úspešne bojuje proti Maurom, a<text:s/></text:span><text:span text:style-name="T85">pomôže dobyť viaceré mestá. Časť vojenskej koristi pošle kráľovi, a ostatnú časť rozdelí medzi svojich spolubojovníkov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Zoznam" style:display-name="Zoznam" style:family="paragraph" style:parent-style-name="Textbody">
      <style:text-properties fo:hyphenate="false"/>
    </style:style>
    <style:style style:name="Popis" style:display-name="Popis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NTB</dc:creator>
    <meta:creation-date>2009-04-16T11:32:00Z</meta:creation-date>
    <dc:date>2025-02-20T16:41:00Z</dc:date>
    <meta:template xlink:href="Normal" xlink:type="simple"/>
    <meta:editing-cycles>6</meta:editing-cycles>
    <meta:editing-duration>PT80280S</meta:editing-duration>
    <meta:user-defined meta:name="Info 1"/>
    <meta:user-defined meta:name="Info 2"/>
    <meta:user-defined meta:name="Info 3"/>
    <meta:user-defined meta:name="Info 4"/>
    <meta:document-statistic meta:page-count="2" meta:paragraph-count="7" meta:word-count="579" meta:character-count="3876" meta:row-count="27" meta:non-whitespace-character-count="3304"/>
  </office:meta>
</office:document-meta>
</file>